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42a06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342a06"/>
    </style:style>
    <style:style style:name="ce3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40"/>
        <table:table-column table:style-name="co1" table:default-cell-style-name="ce43"/>
        <table:table-column table:style-name="co1" table:number-columns-repeated="4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3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ce24" table:number-columns-repeated="4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/>
          <table:table-cell table:style-name="ce4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7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1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table:style-name="ce4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47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2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7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1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/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/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3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39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/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23" office:value-type="float" office:value="60" calcext:value-type="float">
            <text:p>60</text:p>
          </table:table-cell>
          <table:table-cell table:style-name="ce39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2"/>
          <table:table-cell table:style-name="ce4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number-columns-repeated="2"/>
          <table:table-cell table:style-name="ce4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2"/>
          <table:table-cell table:style-name="ce43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3" calcext:value-type="float">
            <text:p>13</text:p>
          </table:table-cell>
          <table:table-cell table:style-name="ce47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  <table:table-cell table:style-name="ce43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/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table:style-name="ce43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formula="of:=[.L23]*[.M23]" office:value-type="float" office:value="450" calcext:value-type="float">
            <text:p>450</text:p>
          </table:table-cell>
          <table:table-cell table:formula="of:=[.M24]*2"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 table:formula="of:=12+16"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 table:formula="of:=61*5" office:value-type="float" office:value="305" calcext:value-type="float">
            <text:p>305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formula="of:=23*23/(25*25)" office:value-type="float" office:value="0.8464" calcext:value-type="float">
            <text:p>0,8464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43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5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5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style-name="ce40" office:value-type="float" office:value="82" calcext:value-type="float">
            <text:p>82</text:p>
          </table:table-cell>
          <table:table-cell table:style-name="ce45" office:value-type="float" office:value="83" calcext:value-type="float">
            <text:p>8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float" office:value="87" calcext:value-type="float">
            <text:p>8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40" office:value-type="float" office:value="92" calcext:value-type="float">
            <text:p>9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4" calcext:value-type="float">
            <text:p>94</text:p>
          </table:table-cell>
          <table:table-cell table:style-name="ce4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43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3" calcext:value-type="float">
            <text:p>103</text:p>
          </table:table-cell>
          <table:table-cell table:style-name="ce40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1" office:value-type="float" office:value="110" calcext:value-type="float">
            <text:p>110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12" calcext:value-type="float">
            <text:p>112</text:p>
          </table:table-cell>
          <table:table-cell table:style-name="ce4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4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41" office:value-type="float" office:value="119" calcext:value-type="float">
            <text:p>11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21" calcext:value-type="float">
            <text:p>121</text:p>
          </table:table-cell>
          <table:table-cell table:style-name="ce41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41" office:value-type="float" office:value="133" calcext:value-type="float">
            <text:p>133</text:p>
          </table:table-cell>
          <table:table-cell table:style-name="ce40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41" office:value-type="float" office:value="142" calcext:value-type="float">
            <text:p>142</text:p>
          </table:table-cell>
          <table:table-cell table:style-name="ce40"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8" calcext:value-type="float">
            <text:p>148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43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0" office:value-type="float" office:value="157" calcext:value-type="float">
            <text:p>157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 style:data-style-name="N2" text:time-value="10:36:56.58238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21T21:33:53.090664035</dc:date>
    <meta:editing-duration>P2DT9H20M59S</meta:editing-duration>
    <meta:editing-cycles>6</meta:editing-cycles>
    <meta:generator>LibreOffice/6.4.7.2$Linux_X86_64 LibreOffice_project/40$Build-2</meta:generator>
    <meta:document-statistic meta:table-count="1" meta:cell-count="582" meta:object-count="0"/>
  </office:meta>
</office:document-meta>
</file>